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GitHub</text:span> es una plataforma en línea para <text:span text:style-name="Strong_20_Emphasis">almacenar, compartir y colaborar en proyectos de software</text:span> que usan el sistema de control de versiones <text:span text:style-name="Strong_20_Emphasis">Git</text:span>.</text:p>
      <text:p text:style-name="Horizontal_20_Line"/>
      <text:h text:style-name="Heading_20_2" text:outline-level="2"/>
      <text:list text:style-name="L1">
        <text:list-item>
          <text:p text:style-name="P1">📂 <text:span text:style-name="Strong_20_Emphasis">Repositorio en la nube</text:span>: guarda tu código de forma segura en Internet.</text:p>
        </text:list-item>
        <text:list-item>
          <text:p text:style-name="P1">👥 <text:span text:style-name="Strong_20_Emphasis">Colaboración</text:span>: varios desarrolladores pueden trabajar en el mismo proyecto al mismo tiempo.</text:p>
        </text:list-item>
        <text:list-item>
          <text:p text:style-name="P1">🔄 <text:span text:style-name="Strong_20_Emphasis">Control de versiones (Git)</text:span>: puedes ver qué cambios se hicieron, cuándo y por quién.</text:p>
        </text:list-item>
        <text:list-item>
          <text:p text:style-name="P1">🛠️ <text:span text:style-name="Strong_20_Emphasis">Pull Requests</text:span>: proponer cambios y discutirlos antes de integrarlos al proyecto.</text:p>
        </text:list-item>
        <text:list-item>
          <text:p text:style-name="P1">🐛 <text:span text:style-name="Strong_20_Emphasis">Issues</text:span>: reportar errores, sugerir mejoras y llevar el control de tareas.</text:p>
        </text:list-item>
        <text:list-item>
          <text:p text:style-name="P1">🚀 <text:span text:style-name="Strong_20_Emphasis">Integraciones (CI/CD)</text:span>: automatizar pruebas, despliegues y flujos de trabajo con GitHub Actions.</text:p>
        </text:list-item>
        <text:list-item>
          <text:p text:style-name="P1">🌍 <text:span text:style-name="Strong_20_Emphasis">Comunidad</text:span>: millones de proyectos open source disponibles para aprender y contribuir.</text:p>
        </text:list-item>
      </text:list>
      <text:p text:style-name="Horizontal_20_Line"/>
      <text:h text:style-name="Heading_20_2" text:outline-level="2"/>
      <text:list text:style-name="L2">
        <text:list-item>
          <text:p text:style-name="P2">Guardar tu código en la nube.</text:p>
        </text:list-item>
        <text:list-item>
          <text:p text:style-name="P2">Trabajar en equipo con ramas (branches).</text:p>
        </text:list-item>
        <text:list-item>
          <text:p text:style-name="P2">Contribuir a proyectos de código abierto.</text:p>
        </text:list-item>
        <text:list-item>
          <text:p text:style-name="P2">Tener un portafolio público de tus proyectos como programado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3T10:41:22.435000000</meta:creation-date>
    <dc:date>2025-10-03T10:42:12.431000000</dc:date>
    <meta:editing-duration>PT51S</meta:editing-duration>
    <meta:editing-cycles>1</meta:editing-cycles>
    <meta:document-statistic meta:table-count="0" meta:image-count="0" meta:object-count="0" meta:page-count="1" meta:paragraph-count="12" meta:word-count="152" meta:character-count="914" meta:non-whitespace-character-count="785"/>
    <meta:generator>LibreOffice/7.6.2.1$Windows_X86_64 LibreOffice_project/56f7684011345957bbf33a7ee678afaf4d2ba333</meta:generator>
  </office:meta>
</office:document-meta>
</file>